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20.792cm"/>
    </style:style>
    <style:style style:name="pr2" style:family="presentation" style:parent-style-name="Default-notes">
      <style:graphic-properties draw:fill-color="#ffffff" draw:auto-grow-height="true" fo:min-height="12.572cm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8.094cm" svg:height="20.792cm" svg:x="0.1cm" svg:y="0.208cm" presentation:class="outline" presentation:user-transformed="true">
          <draw:text-box>
            <text:list text:style-name="L1">
              <text:list-item>
                <text:p>Implicit parameters</text:p>
              </text:list-item>
              <text:list-item>
                <text:p>In Java the object associated with the instantiation of a class is an implicit argument or parameter to the classes' methods</text:p>
              </text:list-item>
              <text:list-item>
                <text:p>For example, the String class has a length() method</text:p>
              </text:list-item>
              <text:list-item>
                <text:p>If we instantiate a String with “String s = new String(“abcdef”);” then execute “s.length();”, the object s of type String is an implicit argument or parameter to the method string()</text:p>
              </text:list-item>
              <text:list-item>
                <text:p>If we have a “public static int length(String s)” method, then “s” is an explicit argument or parame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2-27T16:11:37</meta:creation-date>
    <meta:editing-duration>PT6M54S</meta:editing-duration>
    <meta:editing-cycles>5</meta:editing-cycles>
    <dc:date>2022-02-28T06:55:04</dc:date>
    <meta:generator>OpenOffice/4.1.11$Unix OpenOffice.org_project/4111m1$Build-9808</meta:generator>
    <meta:document-statistic meta:object-count="24"/>
  </office:meta>
</office:document-meta>
</file>